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02cm" style:rel-column-width="1872*"/>
    </style:style>
    <style:style style:name="Table1.B" style:family="table-column">
      <style:table-column-properties style:column-width="4.655cm" style:rel-column-width="2639*"/>
    </style:style>
    <style:style style:name="Table1.C" style:family="table-column">
      <style:table-column-properties style:column-width="5.062cm" style:rel-column-width="2870*"/>
    </style:style>
    <style:style style:name="Table1.D" style:family="table-column">
      <style:table-column-properties style:column-width="3.981cm" style:rel-column-width="225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191f09" officeooo:paragraph-rsid="02191f09"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5"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6"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1"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3" style:family="paragraph" style:parent-style-name="Standard">
      <style:paragraph-properties fo:text-align="justify" style:justify-single-word="false"/>
      <style:text-properties style:font-name="Arial3" fo:font-size="11pt" officeooo:paragraph-rsid="00ed9221"/>
    </style:style>
    <style:style style:name="P64" style:family="paragraph" style:parent-style-name="Standard">
      <style:paragraph-properties fo:text-align="justify" style:justify-single-word="false"/>
      <style:text-properties style:font-name="Arial3" fo:font-size="11pt" officeooo:paragraph-rsid="00ca5948"/>
    </style:style>
    <style:style style:name="P65" style:family="paragraph" style:parent-style-name="Standard">
      <style:paragraph-properties fo:text-align="justify" style:justify-single-word="false"/>
      <style:text-properties style:font-name="Arial3" fo:font-size="11pt" officeooo:paragraph-rsid="00fe934c"/>
    </style:style>
    <style:style style:name="P66" style:family="paragraph" style:parent-style-name="Standard">
      <style:paragraph-properties fo:text-align="justify" style:justify-single-word="false"/>
      <style:text-properties style:font-name="Arial3" fo:font-size="11pt" officeooo:paragraph-rsid="012d3421"/>
    </style:style>
    <style:style style:name="P67" style:family="paragraph" style:parent-style-name="Standard">
      <style:paragraph-properties fo:text-align="justify" style:justify-single-word="false"/>
      <style:text-properties style:font-name="Arial3" fo:font-size="11pt" officeooo:paragraph-rsid="01271476"/>
    </style:style>
    <style:style style:name="P68"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9"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1"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2"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7" style:family="paragraph" style:parent-style-name="Standard">
      <style:paragraph-properties fo:text-align="justify" style:justify-single-word="false"/>
      <style:text-properties fo:font-size="11pt" officeooo:paragraph-rsid="00596014" style:font-size-asian="11pt" style:font-size-complex="11pt"/>
    </style:style>
    <style:style style:name="P88" style:family="paragraph" style:parent-style-name="Standard">
      <style:paragraph-properties fo:text-align="justify" style:justify-single-word="false"/>
      <style:text-properties officeooo:paragraph-rsid="00cc58fd"/>
    </style:style>
    <style:style style:name="P89" style:family="paragraph" style:parent-style-name="Standard">
      <style:paragraph-properties fo:text-align="justify" style:justify-single-word="false"/>
      <style:text-properties officeooo:paragraph-rsid="00d4b386"/>
    </style:style>
    <style:style style:name="P90" style:family="paragraph" style:parent-style-name="Standard">
      <style:paragraph-properties fo:text-align="justify" style:justify-single-word="false"/>
      <style:text-properties officeooo:paragraph-rsid="00e10314"/>
    </style:style>
    <style:style style:name="P91" style:family="paragraph" style:parent-style-name="Standard">
      <style:paragraph-properties fo:text-align="justify" style:justify-single-word="false"/>
      <style:text-properties officeooo:paragraph-rsid="00e65437"/>
    </style:style>
    <style:style style:name="P92" style:family="paragraph" style:parent-style-name="Standard">
      <style:paragraph-properties fo:text-align="justify" style:justify-single-word="false"/>
      <style:text-properties officeooo:paragraph-rsid="011c5e9c"/>
    </style:style>
    <style:style style:name="P93" style:family="paragraph" style:parent-style-name="Standard">
      <style:paragraph-properties fo:text-align="justify" style:justify-single-word="false" fo:break-before="page"/>
      <style:text-properties style:font-name="Arial3" fo:font-size="11pt" style:font-size-asian="11pt" style:font-size-complex="11pt"/>
    </style:style>
    <style:style style:name="P94"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5" style:family="paragraph" style:parent-style-name="Footnote">
      <style:text-properties fo:color="#000000" officeooo:paragraph-rsid="00a37da8"/>
    </style:style>
    <style:style style:name="P96" style:family="paragraph" style:parent-style-name="Footnote">
      <style:text-properties officeooo:paragraph-rsid="00fa20e4"/>
    </style:style>
    <style:style style:name="P97" style:family="paragraph" style:parent-style-name="Footnote">
      <style:text-properties officeooo:rsid="00fd8a7e" officeooo:paragraph-rsid="00fd8a7e"/>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ad3a7" officeooo:paragraph-rsid="022fb6b9" style:text-blinking="false" fo:background-color="transparent"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ad3a7" style:text-blinking="false" fo:background-color="transparent"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445a0e" style:text-blinking="false" fo:background-color="transparent"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5e3ff0" style:text-blinking="false" fo:background-color="transparent"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5f68ef" style:text-blinking="false" fo:background-color="transparent" style:font-size-asian="10pt" style:font-size-complex="10pt"/>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1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3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3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3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3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36" style:family="paragraph" style:parent-style-name="Standard">
      <style:paragraph-properties fo:text-align="justify" style:justify-single-word="false"/>
      <style:text-properties style:font-name="Arial3" fo:font-size="11pt" style:font-size-asian="11pt" style:font-size-complex="11pt"/>
    </style:style>
    <style:style style:name="P137" style:family="paragraph" style:parent-style-name="Standard" style:list-style-name="L1">
      <style:paragraph-properties fo:text-align="justify" style:justify-single-word="false"/>
      <style:text-properties style:font-name="Arial3" fo:font-size="11pt" style:font-size-asian="11pt" style:font-size-complex="11pt"/>
    </style:style>
    <style:style style:name="P138"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139" style:family="paragraph" style:parent-style-name="Bibliography_20_1">
      <style:paragraph-properties>
        <style:tab-stops/>
      </style:paragraph-properties>
    </style:style>
    <style:style style:name="P140" style:family="paragraph" style:parent-style-name="Table_20_Contents">
      <style:paragraph-properties fo:text-align="justify" style:justify-single-word="false"/>
      <style:text-properties style:font-name="Arial3" fo:font-size="10pt" style:font-size-asian="10pt" style:font-size-complex="10pt"/>
    </style:style>
    <style:style style:name="P141" style:family="paragraph" style:parent-style-name="Table_20_Contents">
      <style:paragraph-properties fo:text-align="justify"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42" style:family="paragraph" style:parent-style-name="Table_20_Contents">
      <style:paragraph-properties fo:text-align="justify"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officeooo:rsid="022a0135"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7"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2"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6"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7"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80"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1"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4"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6"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7" style:family="text">
      <style:text-properties fo:font-variant="normal" fo:text-transform="none" fo:color="#ff0000" style:text-line-through-style="none" style:text-line-through-type="none" fo:font-style="normal" style:text-underline-style="none" style:text-blinking="false"/>
    </style:style>
    <style:style style:name="T288"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9" style:family="text">
      <style:text-properties fo:font-style="normal" fo:font-weight="normal" fo:background-color="#ff9999" loext:char-shading-value="0"/>
    </style:style>
    <style:style style:name="T290" style:family="text">
      <style:text-properties fo:font-style="normal" fo:font-weight="normal" officeooo:rsid="00120f60" fo:background-color="#ff9999" loext:char-shading-value="0"/>
    </style:style>
    <style:style style:name="T291" style:family="text">
      <style:text-properties fo:font-style="normal" fo:font-weight="normal" officeooo:rsid="005ad268" fo:background-color="#ff9999" loext:char-shading-value="0"/>
    </style:style>
    <style:style style:name="T292" style:family="text">
      <style:text-properties fo:font-style="normal" fo:font-weight="normal" officeooo:rsid="005ae64c" fo:background-color="#ff9999" loext:char-shading-value="0"/>
    </style:style>
    <style:style style:name="T293" style:family="text">
      <style:text-properties fo:font-weight="bold" style:font-weight-asian="bold" style:font-weight-complex="bold"/>
    </style:style>
    <style:style style:name="T294" style:family="text">
      <style:text-properties fo:font-weight="bold" officeooo:rsid="0090929d" style:font-weight-asian="bold" style:font-weight-complex="bold"/>
    </style:style>
    <style:style style:name="T295" style:family="text">
      <style:text-properties fo:font-weight="bold" officeooo:rsid="0091cefd" style:font-weight-asian="bold" style:font-weight-complex="bold"/>
    </style:style>
    <style:style style:name="T296" style:family="text">
      <style:text-properties fo:font-weight="bold" style:font-size-asian="11pt" style:font-weight-asian="bold" style:font-size-complex="11pt" style:font-weight-complex="bold"/>
    </style:style>
    <style:style style:name="T297" style:family="text">
      <style:text-properties fo:font-weight="bold" officeooo:rsid="0129211c" style:font-size-asian="11pt" style:font-weight-asian="bold" style:font-size-complex="11pt" style:font-weight-complex="bold"/>
    </style:style>
    <style:style style:name="T298" style:family="text">
      <style:text-properties fo:font-weight="bold" officeooo:rsid="01271476" style:font-size-asian="11pt" style:font-weight-asian="bold" style:font-size-complex="11pt" style:font-weight-complex="bold"/>
    </style:style>
    <style:style style:name="T299" style:family="text">
      <style:text-properties officeooo:rsid="003d537d"/>
    </style:style>
    <style:style style:name="T300" style:family="text">
      <style:text-properties officeooo:rsid="005ad268"/>
    </style:style>
    <style:style style:name="T301" style:family="text">
      <style:text-properties officeooo:rsid="007037c0"/>
    </style:style>
    <style:style style:name="T302" style:family="text">
      <style:text-properties fo:background-color="#ff9999" loext:char-shading-value="0"/>
    </style:style>
    <style:style style:name="T303" style:family="text">
      <style:text-properties officeooo:rsid="005872d3" fo:background-color="#ff9999" loext:char-shading-value="0"/>
    </style:style>
    <style:style style:name="T304" style:family="text">
      <style:text-properties officeooo:rsid="005c92c8" fo:background-color="#ff9999" loext:char-shading-value="0"/>
    </style:style>
    <style:style style:name="T305" style:family="text">
      <style:text-properties officeooo:rsid="005ad268" fo:background-color="#ff9999" loext:char-shading-value="0"/>
    </style:style>
    <style:style style:name="T306" style:family="text">
      <style:text-properties officeooo:rsid="0070a8c7" fo:background-color="#ff9999" loext:char-shading-value="0"/>
    </style:style>
    <style:style style:name="T307" style:family="text">
      <style:text-properties officeooo:rsid="0071379e" fo:background-color="#ff9999" loext:char-shading-value="0"/>
    </style:style>
    <style:style style:name="T308" style:family="text">
      <style:text-properties officeooo:rsid="00718b77" fo:background-color="#ff9999" loext:char-shading-value="0"/>
    </style:style>
    <style:style style:name="T309" style:family="text">
      <style:text-properties officeooo:rsid="00737f93" fo:background-color="#ff9999" loext:char-shading-value="0"/>
    </style:style>
    <style:style style:name="T310" style:family="text">
      <style:text-properties officeooo:rsid="005ae64c" fo:background-color="#ff9999" loext:char-shading-value="0"/>
    </style:style>
    <style:style style:name="T311" style:family="text">
      <style:text-properties style:font-name="Arial3" fo:font-size="11pt" style:font-size-asian="11pt" style:font-size-complex="11pt"/>
    </style:style>
    <style:style style:name="T312" style:family="text">
      <style:text-properties fo:background-color="transparent" loext:char-shading-value="0"/>
    </style:style>
    <style:style style:name="T313" style:family="text">
      <style:text-properties fo:background-color="transparent" loext:char-shading-value="0" style:font-size-asian="11pt" style:font-size-complex="11pt"/>
    </style:style>
    <style:style style:name="T314" style:family="text">
      <style:text-properties officeooo:rsid="0091cefd" fo:background-color="transparent" loext:char-shading-value="0" style:font-size-asian="11pt" style:font-size-complex="11pt"/>
    </style:style>
    <style:style style:name="T315" style:family="text">
      <style:text-properties officeooo:rsid="00920758" fo:background-color="transparent" loext:char-shading-value="0" style:font-size-asian="11pt" style:font-size-complex="11pt"/>
    </style:style>
    <style:style style:name="T316" style:family="text">
      <style:text-properties officeooo:rsid="0094e2a6" fo:background-color="transparent" loext:char-shading-value="0" style:font-size-asian="11pt" style:font-size-complex="11pt"/>
    </style:style>
    <style:style style:name="T317" style:family="text">
      <style:text-properties officeooo:rsid="0095337a" fo:background-color="transparent" loext:char-shading-value="0" style:font-size-asian="11pt" style:font-size-complex="11pt"/>
    </style:style>
    <style:style style:name="T318" style:family="text">
      <style:text-properties officeooo:rsid="009725e2" fo:background-color="transparent" loext:char-shading-value="0" style:font-size-asian="11pt" style:font-size-complex="11pt"/>
    </style:style>
    <style:style style:name="T319" style:family="text">
      <style:text-properties officeooo:rsid="009b7708" fo:background-color="transparent" loext:char-shading-value="0" style:font-size-asian="11pt" style:font-size-complex="11pt"/>
    </style:style>
    <style:style style:name="T320" style:family="text">
      <style:text-properties officeooo:rsid="009cb341" fo:background-color="transparent" loext:char-shading-value="0" style:font-size-asian="11pt" style:font-size-complex="11pt"/>
    </style:style>
    <style:style style:name="T321" style:family="text">
      <style:text-properties officeooo:rsid="00a27069" fo:background-color="transparent" loext:char-shading-value="0" style:font-size-asian="11pt" style:font-size-complex="11pt"/>
    </style:style>
    <style:style style:name="T322" style:family="text">
      <style:text-properties officeooo:rsid="00a37da8" fo:background-color="transparent" loext:char-shading-value="0" style:font-size-asian="11pt" style:font-size-complex="11pt"/>
    </style:style>
    <style:style style:name="T323" style:family="text">
      <style:text-properties officeooo:rsid="00a7dfcd" fo:background-color="transparent" loext:char-shading-value="0" style:font-size-asian="11pt" style:font-size-complex="11pt"/>
    </style:style>
    <style:style style:name="T324" style:family="text">
      <style:text-properties officeooo:rsid="00a9831c" fo:background-color="transparent" loext:char-shading-value="0" style:font-size-asian="11pt" style:font-size-complex="11pt"/>
    </style:style>
    <style:style style:name="T325" style:family="text">
      <style:text-properties officeooo:rsid="00b3d42f" fo:background-color="transparent" loext:char-shading-value="0" style:font-size-asian="11pt" style:font-size-complex="11pt"/>
    </style:style>
    <style:style style:name="T326" style:family="text">
      <style:text-properties officeooo:rsid="00e991f1" fo:background-color="transparent" loext:char-shading-value="0" style:font-size-asian="11pt" style:font-size-complex="11pt"/>
    </style:style>
    <style:style style:name="T327" style:family="text">
      <style:text-properties officeooo:rsid="00ea8b92" fo:background-color="transparent" loext:char-shading-value="0" style:font-size-asian="11pt" style:font-size-complex="11pt"/>
    </style:style>
    <style:style style:name="T328" style:family="text">
      <style:text-properties officeooo:rsid="00eb731a" fo:background-color="transparent" loext:char-shading-value="0" style:font-size-asian="11pt" style:font-size-complex="11pt"/>
    </style:style>
    <style:style style:name="T329" style:family="text">
      <style:text-properties officeooo:rsid="00ec3748" fo:background-color="transparent" loext:char-shading-value="0" style:font-size-asian="11pt" style:font-size-complex="11pt"/>
    </style:style>
    <style:style style:name="T330" style:family="text">
      <style:text-properties officeooo:rsid="00ed9221" fo:background-color="transparent" loext:char-shading-value="0" style:font-size-asian="11pt" style:font-size-complex="11pt"/>
    </style:style>
    <style:style style:name="T331" style:family="text">
      <style:text-properties officeooo:rsid="00eebda9" fo:background-color="transparent" loext:char-shading-value="0" style:font-size-asian="11pt" style:font-size-complex="11pt"/>
    </style:style>
    <style:style style:name="T332" style:family="text">
      <style:text-properties officeooo:rsid="00f10e23" fo:background-color="transparent" loext:char-shading-value="0" style:font-size-asian="11pt" style:font-size-complex="11pt"/>
    </style:style>
    <style:style style:name="T333" style:family="text">
      <style:text-properties officeooo:rsid="00f2f1f4" fo:background-color="transparent" loext:char-shading-value="0" style:font-size-asian="11pt" style:font-size-complex="11pt"/>
    </style:style>
    <style:style style:name="T334" style:family="text">
      <style:text-properties officeooo:rsid="00f4359a" fo:background-color="transparent" loext:char-shading-value="0" style:font-size-asian="11pt" style:font-size-complex="11pt"/>
    </style:style>
    <style:style style:name="T335" style:family="text">
      <style:text-properties officeooo:rsid="00fd8a7e" fo:background-color="transparent" loext:char-shading-value="0" style:font-size-asian="11pt" style:font-size-complex="11pt"/>
    </style:style>
    <style:style style:name="T336" style:family="text">
      <style:text-properties officeooo:rsid="00fe934c" fo:background-color="transparent" loext:char-shading-value="0" style:font-size-asian="11pt" style:font-size-complex="11pt"/>
    </style:style>
    <style:style style:name="T337" style:family="text">
      <style:text-properties officeooo:rsid="00ffb26f" fo:background-color="transparent" loext:char-shading-value="0" style:font-size-asian="11pt" style:font-size-complex="11pt"/>
    </style:style>
    <style:style style:name="T338" style:family="text">
      <style:text-properties officeooo:rsid="0141f14e" fo:background-color="transparent" loext:char-shading-value="0" style:font-size-asian="11pt" style:font-size-complex="11pt"/>
    </style:style>
    <style:style style:name="T339"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0"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1"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2"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3"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59"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0" style:family="text">
      <style:text-properties officeooo:rsid="00fa20e4"/>
    </style:style>
    <style:style style:name="T361" style:family="text">
      <style:text-properties style:font-name="Arial1" fo:font-size="8pt" officeooo:rsid="00fa20e4" style:font-size-asian="10pt" style:font-size-complex="10pt"/>
    </style:style>
    <style:style style:name="T362" style:family="text">
      <style:text-properties officeooo:rsid="0109c163"/>
    </style:style>
    <style:style style:name="T363" style:family="text">
      <style:text-properties officeooo:rsid="010b17dc"/>
    </style:style>
    <style:style style:name="T364" style:family="text">
      <style:text-properties style:text-underline-style="none"/>
    </style:style>
    <style:style style:name="T365" style:family="text">
      <style:text-properties style:text-underline-style="solid" style:text-underline-width="auto" style:text-underline-color="font-color" officeooo:rsid="01167048"/>
    </style:style>
    <style:style style:name="T366" style:family="text">
      <style:text-properties style:text-underline-style="solid" style:text-underline-width="auto" style:text-underline-color="font-color" officeooo:rsid="0116600e"/>
    </style:style>
    <style:style style:name="T367" style:family="text">
      <style:text-properties officeooo:rsid="011efc7b"/>
    </style:style>
    <style:style style:name="T368" style:family="text">
      <style:text-properties fo:font-weight="normal" officeooo:rsid="0121609b" style:font-size-asian="11pt" style:font-weight-asian="normal" style:font-size-complex="11pt" style:font-weight-complex="normal"/>
    </style:style>
    <style:style style:name="T369" style:family="text">
      <style:text-properties fo:font-weight="normal" officeooo:rsid="0126a010" style:font-size-asian="11pt" style:font-weight-asian="normal" style:font-size-complex="11pt" style:font-weight-complex="normal"/>
    </style:style>
    <style:style style:name="T370" style:family="text">
      <style:text-properties fo:font-weight="normal" officeooo:rsid="0126c1b5" style:font-size-asian="11pt" style:font-weight-asian="normal" style:font-size-complex="11pt" style:font-weight-complex="normal"/>
    </style:style>
    <style:style style:name="T371" style:family="text">
      <style:text-properties fo:font-weight="normal" officeooo:rsid="0129211c" style:font-size-asian="11pt" style:font-weight-asian="normal" style:font-size-complex="11pt" style:font-weight-complex="normal"/>
    </style:style>
    <style:style style:name="T372" style:family="text">
      <style:text-properties fo:font-weight="normal" officeooo:rsid="012a9fdd" style:font-size-asian="11pt" style:font-weight-asian="normal" style:font-size-complex="11pt" style:font-weight-complex="normal"/>
    </style:style>
    <style:style style:name="T373" style:family="text">
      <style:text-properties fo:font-weight="normal" officeooo:rsid="012d3421" style:font-size-asian="11pt" style:font-weight-asian="normal" style:font-size-complex="11pt" style:font-weight-complex="normal"/>
    </style:style>
    <style:style style:name="T374" style:family="text">
      <style:text-properties officeooo:rsid="0135e15b"/>
    </style:style>
    <style:style style:name="T375" style:family="text">
      <style:text-properties officeooo:rsid="0137afec"/>
    </style:style>
    <style:style style:name="T376" style:family="text">
      <style:text-properties officeooo:rsid="013c0370"/>
    </style:style>
    <style:style style:name="T377" style:family="text">
      <style:text-properties officeooo:rsid="013dc792"/>
    </style:style>
    <style:style style:name="T378" style:family="text">
      <style:text-properties officeooo:rsid="01437e93"/>
    </style:style>
    <style:style style:name="T379" style:family="text">
      <style:text-properties officeooo:rsid="01598768"/>
    </style:style>
    <style:style style:name="T380" style:family="text">
      <style:text-properties officeooo:rsid="0169df6e"/>
    </style:style>
    <style:style style:name="T381" style:family="text">
      <style:text-properties officeooo:rsid="016a185d"/>
    </style:style>
    <style:style style:name="T382" style:family="text">
      <style:text-properties officeooo:rsid="01799313"/>
    </style:style>
    <style:style style:name="T383" style:family="text">
      <style:text-properties officeooo:rsid="017d927c"/>
    </style:style>
    <style:style style:name="T384" style:family="text">
      <style:text-properties officeooo:rsid="0181bcb6"/>
    </style:style>
    <style:style style:name="T385" style:family="text">
      <style:text-properties officeooo:rsid="0189a06e"/>
    </style:style>
    <style:style style:name="T386" style:family="text">
      <style:text-properties officeooo:rsid="01b744b8"/>
    </style:style>
    <style:style style:name="T387" style:family="text">
      <style:text-properties officeooo:rsid="01bde3fc"/>
    </style:style>
    <style:style style:name="T388" style:family="text">
      <style:text-properties fo:color="#800000" officeooo:rsid="0181bcb6"/>
    </style:style>
    <style:style style:name="T389" style:family="text">
      <style:text-properties officeooo:rsid="01cb3d61"/>
    </style:style>
    <style:style style:name="T390" style:family="text">
      <style:text-properties officeooo:rsid="01fea60d"/>
    </style:style>
    <style:style style:name="T391" style:family="text">
      <style:text-properties officeooo:rsid="022cc4b8"/>
    </style:style>
    <style:style style:name="T392" style:family="text">
      <style:text-properties officeooo:rsid="022e2b8c"/>
    </style:style>
    <style:style style:name="T393" style:family="text">
      <style:text-properties officeooo:rsid="02318cb3"/>
    </style:style>
    <style:style style:name="T394" style:family="text">
      <style:text-properties officeooo:rsid="023347ad"/>
    </style:style>
    <style:style style:name="T395" style:family="text">
      <style:text-properties officeooo:rsid="02590346"/>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Content list 1 page</text:p>
      <text:p text:style-name="P34"/>
      <text:p text:style-name="P93"><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 </text:span><text:span text:style-name="T11"><text:s/>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5"/>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5"/>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6"/>
      <text:p text:style-name="P35"><text:span text:style-name="T159">Conclusion: </text:span><text:span text:style-name="T95">Since interactional features replaced 40% of the originally purely non-interactional</text:span></text:p>
      <text:p text:style-name="P35"><text:span text:style-name="T95"><text:s/>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4"><text:span text:style-name="T365">[2/4] </text:span><text:span text:style-name="T366">Background </text:span><text:span text:style-name="T365">(3-4 pages)</text:span></text:p>
      <text:p text:style-name="P51"/>
      <text:p text:style-name="P51">Dementia &amp; Alzheimer’s Disease</text:p>
      <text:p text:style-name="P34"><text:span text:style-name="T244"><text:tab/></text:span><text:span text:style-name="T278">The word ‘dementia’ describes a set of symptoms that may include memory loss and difficulties with thinking, problem-solving or language. Dementia is caused when the brain is damaged by diseases, such as Alzheimer’s disease or a series of strokes.</text:span><text:span text:style-name="T244"> </text:span><text:span text:style-name="T245">AD</text:span><text:span text:style-name="T244"> is the most common cause of dementia, but not the only one. The specific symptoms that someone with dementia experiences will depend on the parts of the brain that are damaged and the disease that is causing the dementia.</text:span><text:span text:style-name="T288">[</text:span><text:span text:style-name="T28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8">]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4">ementi</text:span><text:span text:style-name="T252">a </text:span><text:span text:style-name="T253">having a</text:span><text:span text:style-name="T252"> </text:span><text:span text:style-name="T244">high prevalence and level of associated morbidity, </text:span><text:span text:style-name="T253">it </text:span><text:span text:style-name="T251">has become </text:span><text:span text:style-name="T253">an</text:span><text:span text:style-name="T244"> urgent health and economic issue for the developed world, and a rapidly growing threat in developing countries. </text:span><text:span text:style-name="T278">There are </text:span><text:span text:style-name="T279">currently</text:span><text:span text:style-name="T278"> 850,000 people with dementia in the UK, with numbers set to rise to over 1 million by 2025.</text:span><text:span text:style-name="T244"> </text:span><text:span text:style-name="T254">D</text:span><text:span text:style-name="T244">ue to the general rise of elderly individuals in the population, </text:span><text:span text:style-name="T251">t</text:span><text:span text:style-name="T244">his will soar to 2 million by 2051. </text:span><text:span text:style-name="T248">[</text:span><text:span text:style-name="T24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8">]</text:span></text:p>
      <text:p text:style-name="P34"><text:span text:style-name="T110"><text:tab/>A</text:span><text:span text:style-name="T246">D </text:span><text:span text:style-name="T244">is a degenerative brain disorder and the most common type of dementia, affecting 62% of those diagnosed. </text:span><text:span text:style-name="T278">Other types of dementia include; vascular dementia, affecting 17% of those diagnosed, mixed dementia affecting </text:span><text:span text:style-name="T280">10%</text:span><text:span text:style-name="T247"> </text:span><text:span text:style-name="T248">[</text:span><text:span text:style-name="T24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8">]. </text:span><text:span text:style-name="T244">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9">[</text:span><text:span text:style-name="T249"><text:bibliography-mark text:identifier="Svennevig and Lind 2016" text:bibliography-type="article" text:author="Svennevig, J. and Lind, M." text:title="Dementia, interaction, and bilingualism: An exploratory case study." text:year="2016">4</text:bibliography-mark></text:span><text:span text:style-name="T249">]</text:span><text:span text:style-name="T244">. This project focuses on exploring the effects </text:span><text:span text:style-name="T251">that</text:span><text:span text:style-name="T244"> AD </text:span><text:span text:style-name="T251">has </text:span><text:span text:style-name="T244">on both the impairment of linguistic and interaction skills </text:span><text:span text:style-name="T250">using computational techniques.</text:span></text:p>
      <text:p text:style-name="P86"/>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1">Literature review</text:p>
      <text:p text:style-name="P36"><text:tab/>In <text:span text:style-name="T300">Fraser et al.[</text:span><text:span text:style-name="T30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0">], </text:span>“Linguistic Features Identify Alzheimer's Disease in Narrative Speech”, Fraser, Meltzer and Rudzicz d<text:span text:style-name="T302">emonstrated state-of-the-art accuracy in automatically identifying </text:span><text:span text:style-name="T303">AD</text:span><text:span text:style-name="T302"> from short narrative samples elicited with a picture description task, and to uncover the salient linguistic factors with a statistical factor analysis. Data </text:span><text:span text:style-name="T304">was</text:span><text:span text:style-name="T302"> derived from the </text:span><text:span text:style-name="T304">same </text:span><text:span text:style-name="T302">DementiaBank corpus </text:span><text:span text:style-name="T304">that this project used</text:span><text:span text:style-name="T302">, from which 167 patients diagnosed with “possible” or “probable” AD provide 240 narrative samples, and 97 controls provide an additional 233. </text:span><text:span text:style-name="T305">Fraser et al.</text:span><text:span text:style-name="T302">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7"><text:span text:style-name="T177"><text:tab/></text:span><text:span text:style-name="T180">Verbal picture description is one of the most sensitive tests for detecting language disorders in early AD </text:span><text:span text:style-name="T178">[</text:span><text:span text:style-name="T178"><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8">]</text:span><text:span text:style-name="T181"> </text:span><text:span text:style-name="T177">and is the reason this task is appears to be used in a number of studies relating to dementia. [</text:span><text:span text:style-name="T17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7">,</text:span><text:span text:style-name="T177"><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7">,</text:span><text:span text:style-name="T177"><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7">] Fraser </text:span><text:span text:style-name="T179">et al. </text:span><text:span text:style-name="T177">also investigated the heterogeneity of features among the participants of the study. </text:span><text:span text:style-name="T179">U</text:span><text:span text:style-name="T177">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9">non-interaction</text:span><text:span text:style-name="T177"> </text:span><text:span text:style-name="T179">feature design for</text:span><text:span text:style-name="T177"> this project. </text:span><text:span text:style-name="T179">The papers classifier accuracy and build</text:span><text:span text:style-name="T177"> </text:span><text:span text:style-name="T179">was also</text:span><text:span text:style-name="T177"> used as a baseline for the evaluation </text:span><text:span text:style-name="T179">when comparing both the interactional and non-interactional features.</text:span></text:p>
      <text:p text:style-name="P37"/>
      <text:p text:style-name="P38"><text:tab/><text:span text:style-name="T310">Croisile et al. 1996 </text:span><text:span text:style-name="T289">[</text:span><text:span text:style-name="T28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0">], </text:span><text:span text:style-name="T302">“</text:span><text:span text:style-name="T289">Comparative Study of Oral and Written Picture Description in Patients with Alzheimer’s Disease” <text:s/>uses the same ‘Cookie-Theft’ picture task as In </text:span><text:span text:style-name="T291">Fraser et al.[</text:span><text:span text:style-name="T29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1">] </text:span><text:span text:style-name="T292">and this project</text:span><text:span text:style-name="T289">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299">­</text:span>utterance and difficulties in progressivity of talk in the hope that they would be strong predictors of the diagnosis.</text:p>
      <text:p text:style-name="P34"/>
      <text:p text:style-name="P34"/>
      <text:p text:style-name="P34"/>
      <text:p text:style-name="P34"/>
      <text:p text:style-name="P51">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1">Define your interactional features.</text:p>
      <text:p text:style-name="P61"/>
      <text:p text:style-name="P61">Include studies on IF’s - fillers, pauses, etc</text:p>
      <text:p text:style-name="P61"/>
      <text:p text:style-name="P61">Turn-Taking</text:p>
      <text:p text:style-name="P61"><text:tab/>-One of the fundamental building blocks of conversation and interacting</text:p>
      <text:p text:style-name="P61"><text:tab/>-Participant has the right, but also the obligation, to present a contribution to his or her co-<text:tab/>participant(s) that is relevant in form as well as in content at the specific point in the <text:tab/>interaction. [11]</text:p>
      <text:p text:style-name="P61"><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7">(Schegloff, 2007)</text:span><text:span text:style-name="T5">.[11]</text:span><text:span text:style-name="T1"> </text:span></text:p>
      <text:p text:style-name="P61">Fillers </text:p>
      <text:p text:style-name="P61"><text:tab/>- Linked with anomia (symptom of AD)</text:p>
      <text:p text:style-name="P84"><text:tab/>- The use of semantically empty nouns as substitutes or fillers in the oral speech production of </text:p>
      <text:p text:style-name="P62"><text:span text:style-name="T5"><text:tab/>speakers with aphasia has been explored by </text:span><text:span text:style-name="T287">Lind, Moen, and Simonsen (2008)</text:span><text:span text:style-name="T1"> </text:span></text:p>
      <text:p text:style-name="P61"><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1"><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1">represent </text:span>another level of symptoms used to diagnose AD as opposed to only <text:span text:style-name="T301">taking into account</text:span> the patient's <text:span text:style-name="T301">linguistic symptoms.</text:span></text:p>
      <text:p text:style-name="P34"/>
      <text:p text:style-name="P93"/>
      <text:p text:style-name="P68"><text:span text:style-name="T293">[3/4] Materials </text:span><text:span text:style-name="T294">&amp; Method </text:span><text:span text:style-name="T293">(</text:span><text:span text:style-name="T295">Supposed to be: </text:span><text:span text:style-name="T293">24 pages)</text:span></text:p>
      <text:p text:style-name="P34"/>
      <text:p text:style-name="P48"><text:span text:style-name="T364">Materials</text:span>: </text:p>
      <text:p text:style-name="P49">DementiaBank (TalkBank), <text:span text:style-name="T312">“Cookie Theft” picture description task,</text:span> CHAT annotation, <text:span text:style-name="T312">Stanford Tagger, Stanford Parser</text:span></text:p>
      <text:p text:style-name="P34"/>
      <text:p text:style-name="P34"><text:tab/><text:span text:style-name="T302">The data are derived from the DementiaBank </text:span><text:span text:style-name="T306">(Pitt) </text:span><text:span text:style-name="T302">corpus </text:span><text:span text:style-name="T306">[</text:span><text:span text:style-name="T306"><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6">]</text:span><text:span text:style-name="T302"> downloaded </text:span><text:span text:style-name="T307">in</text:span><text:span text:style-name="T302"> June 2017, which is part of the larger TalkBank project. </text:span><text:span text:style-name="T308">[</text:span><text:span text:style-name="T308"><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08">]</text:span><text:span text:style-name="T302"> These data were collected between 1983 and 1988 as part of the Alzheimer Research Program at the University of Pittsburgh. </text:span><text:span text:style-name="T309">[</text:span><text:span text:style-name="T309"><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4</text:bibliography-mark></text:span><text:span text:style-name="T309">]</text:span><text:span text:style-name="T302">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3"><text:span text:style-name="T313"><text:tab/></text:span><text:span text:style-name="T314">The Pitt corpus that was used for this project consisted of 550 transcripts. </text:span><text:span text:style-name="T323">Each</text:span><text:span text:style-name="T314"> transcript </text:span><text:span text:style-name="T326">is</text:span><text:span text:style-name="T314"> </text:span><text:span text:style-name="T323">a recording</text:span><text:span text:style-name="T314"> between </text:span><text:span text:style-name="T323">one </text:span><text:span text:style-name="T314">participant and the examiner where the examiner use</text:span><text:span text:style-name="T323">d </text:span><text:span text:style-name="T314">the “Cookie Theft” picture description task form the Boston </text:span><text:span text:style-name="T315">Diagnostic</text:span><text:span text:style-name="T314"> Aphasia Examination </text:span><text:span text:style-name="T315">[</text:span><text:span text:style-name="T315"><text:bibliography-mark text:identifier="Cookie Picture Task" text:bibliography-type="article" text:address=" Lea &amp; Febinger, Philadelphia" text:author="Goodglass H, Kaplan E" text:title="The Boston Diagnostic Apha- sia Examination." text:year="1983">15</text:bibliography-mark></text:span><text:span text:style-name="T315">] </text:span><text:span text:style-name="T323">on the participant. This test consists of the</text:span><text:span text:style-name="T315"> examin</text:span><text:span text:style-name="T316">er </text:span><text:span text:style-name="T323">telling</text:span><text:span text:style-name="T316"> the participant to describe everything that they see in the picture that is being shown to them. </text:span><text:span text:style-name="T323">The pictures is a scene set in a kitchen, where a boy is robbing cookies while his mother is cleaning the dishes. </text:span><text:span text:style-name="T316">If the participant does not produce many words, the examiner is allowed to encourage the patient to </text:span><text:span text:style-name="T317">continue to try and produce </text:span><text:span text:style-name="T316">some more. </text:span><text:span text:style-name="T324">Each </text:span><text:span text:style-name="T327">transcript</text:span><text:span text:style-name="T324"> is one session, and so represents one patient with one diagnosis. </text:span><text:span text:style-name="T328">Variables </text:span><text:span text:style-name="T329">for this analysis </text:span><text:span text:style-name="T328">were created based on </text:span><text:span text:style-name="T332">one</text:span><text:span text:style-name="T330"> </text:span><text:span text:style-name="T331">value</text:span><text:span text:style-name="T330"> </text:span><text:span text:style-name="T328">(</text:span><text:span text:style-name="T329">average or otherwise) </text:span><text:span text:style-name="T332">that represents the</text:span><text:span text:style-name="T330"> feature </text:span><text:span text:style-name="T332">in that particular</text:span><text:span text:style-name="T330"> transcript. </text:span><text:span text:style-name="T332">In other words, the table that the model was trained and test</text:span><text:span text:style-name="T333">ed</text:span><text:span text:style-name="T332"> on was at transcript level and each features was represented by </text:span><text:span text:style-name="T333">a single</text:span><text:span text:style-name="T332"> </text:span><text:span text:style-name="T333">number</text:span><text:span text:style-name="T332"> for each transcript. </text:span><text:span text:style-name="T334">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4"><text:span text:style-name="T120"><text:tab/></text:span><text:span text:style-name="T125">M</text:span><text:span text:style-name="T122">CI </text:span><text:span text:style-name="T255">is an intermediate stage between the expected cognitive </text:span><text:span text:style-name="T256">d</text:span><text:span text:style-name="T255">ecline of normal aging and the more-serious decline of dementia. It can involve problems with memory, language, thinking and judgment that are greater than normal age-related changes. </text:span><text:span text:style-name="T256">[</text:span><text:span text:style-name="T256"><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6">] There were 43 participants in the study </text:span><text:span text:style-name="T257">with</text:span><text:span text:style-name="T256"> MCI. </text:span><text:span text:style-name="T281">‘Memory’ classifies patients that are experiencing memory loss only and </text:span><text:span text:style-name="T282">at a rate only</text:span><text:span text:style-name="T281"> slightly greater than that of the changes that would be expected </text:span><text:span text:style-name="T282">for a person at that age. </text:span><text:span text:style-name="T283">The data only consisted of 3 ‘Memory’ diagnosis.</text:span><text:span text:style-name="T258"> </text:span><text:span text:style-name="T259">Possible AD and Probable AD are the </text:span><text:span text:style-name="T260">different severities of Alzheimer’s disease with ‘Probable’ being more severe than ‘</text:span><text:span text:style-name="T261">P</text:span><text:span text:style-name="T260">ossible’. </text:span><text:span text:style-name="T262">There was a total of 237 ‘Probable AD’ transcripts and there was only 21 transcripts that recorded patients that were classified with the ‘ProbableAD’ diagnosis. </text:span><text:span text:style-name="T263">Vascular dementia </text:span><text:span text:style-name="T264">is </text:span><text:span text:style-name="T265">cause</text:span><text:span text:style-name="T264"> </text:span><text:span text:style-name="T265">when</text:span><text:span text:style-name="T264"> blood flow to the brain is reduced and </text:span><text:span text:style-name="T263">is the second most common cause of dementia, </text:span><text:span text:style-name="T264">after AD.</text:span><text:span text:style-name="T263"> </text:span><text:span text:style-name="T266">[</text:span><text:span text:style-name="T266"><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6">] </text:span><text:span text:style-name="T267">There were only 5 patients in the DementiaBank data with Vascular dementia. </text:span><text:span text:style-name="T268">Due to the dataset being unbalanced, precautions were taken in ensure results could be trusted. </text:span><text:span text:style-name="T269">This included the use of cross-validation when training the model as well as taking into account the recall score (and F1 score) when looking at </text:span><text:span text:style-name="T270">classifier </text:span><text:span text:style-name="T269">accuracy scores. </text:span><text:span text:style-name="T271">Different </text:span><text:span text:style-name="T272">cuts of the data </text:span><text:span text:style-name="T273">(eg. ‘</text:span><text:span text:style-name="T274">Control’</text:span><text:span text:style-name="T273"> against ‘Probably AD’ only) </text:span><text:span text:style-name="T272">and different</text:span><text:span text:style-name="T271"> groupings of the label’s </text:span><text:span text:style-name="T273">(eg. group any non-AD </text:span><text:span text:style-name="T275">label</text:span><text:span text:style-name="T273"> as ‘Other’) </text:span><text:span text:style-name="T271">were also investigated.</text:span></text:p>
      <text:p text:style-name="P65"><text:soft-page-break/><text:span text:style-name="T316"><text:tab/>Each speech sample was recorded then manually transcribed at the word level following the TalkBank CHAT (Codes for the Human Analysis of Transcripts) protocol </text:span><text:span text:style-name="T317">[</text:span><text:span text:style-name="T317"><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17">]</text:span><text:span text:style-name="T316">.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18">These annotations were used to encode and analyse the interactional features of the patients </text:span><text:span text:style-name="T321">in this study </text:span><text:span text:style-name="T318">where as </text:span><text:span text:style-name="T321">they were not used</text:span><text:span text:style-name="T318"> for the non-interactional (linguistic). Instead, the transcripts were </text:span><text:span text:style-name="T322">passed</text:span><text:span text:style-name="T318"> through the Stanford </text:span><text:span text:style-name="T322">Tagger</text:span><text:span text:style-name="T322"><text:note text:id="ftn1" text:note-class="footnote"><text:note-citation>1</text:note-citation><text:note-body><text:p text:style-name="P96"><text:span text:style-name="T359">Version </text:span>2017-06-09 <text:span text:style-name="T360">https://nlp.stanford.edu/software/tagger.shtml</text:span></text:p></text:note-body></text:note></text:span><text:span text:style-name="T322"> and Stanford </text:span><text:span text:style-name="T318">Parser</text:span><text:span text:style-name="T322"><text:note text:id="ftn2" text:note-class="footnote"><text:note-citation>2</text:note-citation><text:note-body><text:p text:style-name="P95"><text:span text:style-name="T339">Version </text:span><text:span text:style-name="T361">2017-06-09 https://nlp.stanford.edu/software/lex-parser.shtml</text:span></text:p></text:note-body></text:note></text:span><text:span text:style-name="T318">. This is because 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 the paper that the project </text:span><text:span text:style-name="T319">used</text:span><text:span text:style-name="T318"> as a baseline of evaluation regarding feature encoding and model building, did so and by </text:span><text:span text:style-name="T320">running the transcripts through </text:span><text:span text:style-name="T337">the same</text:span><text:span text:style-name="T320"> parser </text:span><text:span text:style-name="T335">(although </text:span><text:span text:style-name="T336">a more</text:span><text:span text:style-name="T335"> </text:span><text:span text:style-name="T336">recent </text:span><text:span text:style-name="T335">version of the </text:span><text:span text:style-name="T336">Stanford tagger and </text:span><text:span text:style-name="T335">par</text:span><text:span text:style-name="T336">ser</text:span><text:span text:style-name="T335"> were used </text:span><text:span text:style-name="T336">for this project</text:span><text:span text:style-name="T336"><text:note text:id="ftn3" text:note-class="footnote"><text:note-citation>3</text:note-citation><text:note-body><text:p text:style-name="P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5">) </text:span><text:span text:style-name="T320">as </text:span><text:span text:style-name="T318">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text:span><text:span text:style-name="T320">,</text:span><text:span text:style-name="T318"> </text:span><text:span text:style-name="T320">this project was allowed compare the results for the non-interactional features to those of </text:span><text:span text:style-name="T318">Fraser et al.[</text:span><text:span text:style-name="T31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18">]. </text:span><text:span text:style-name="T338">Theydid however, use the manually annotated tags from DementiaBank corpus to test the performance of the Stanford Tagger. </text:span><text:span text:style-name="T325">More information on other preprocessing steps that had to be taken are discussed in the following sections.</text:span></text:p>
      <text:p text:style-name="P74"/>
      <text:p text:style-name="P60">Method</text:p>
      <text:p text:style-name="P47"><text:span text:style-name="T363">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3">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3">encoded </text:span>based <text:span text:style-name="T362">Svennevig and Lind</text:span> <text:span text:style-name="T362">[</text:span><text:span text:style-name="T362"><text:bibliography-mark text:identifier="Svennevig and Lind 2016" text:bibliography-type="article" text:author="Svennevig, J. and Lind, M." text:title="Dementia, interaction, and bilingualism: An exploratory case study." text:year="2016">4</text:bibliography-mark></text:span><text:span text:style-name="T362">], Non-IF’s and IF’s merged and passed through classifier to investigate any change in accuracy.</text:span></text:p>
      <text:p text:style-name="P46"/>
      <text:p text:style-name="P88"><text:span text:style-name="T182"><text:tab/>T</text:span><text:span text:style-name="T183">h</text:span><text:span text:style-name="T184">is</text:span><text:span text:style-name="T183"> project </text:span><text:span text:style-name="T182">investigates</text:span><text:span text:style-name="T183"> how </text:span><text:span text:style-name="T184">a change in </text:span><text:span text:style-name="T185">a persons</text:span><text:span text:style-name="T184"> </text:span><text:span text:style-name="T183">interactional features </text:span><text:span text:style-name="T184">in conversation</text:span><text:span text:style-name="T183"> can be used to better classify the different diagnosis's of </text:span><text:span text:style-name="T186">AD</text:span><text:span text:style-name="T187"> </text:span><text:span text:style-name="T188">using </text:span><text:span text:style-name="T189">NLP</text:span><text:span text:style-name="T184"> methods and other </text:span><text:span text:style-name="T188">computational techniques. </text:span><text:span text:style-name="T182">This means that the main requirement for this project was to produce a set of encoded variables that represent both linguistic and interactional phenomena. Once encoded, these variable sets can be compared against each </text:span><text:span text:style-name="T190">other</text:span><text:span text:style-name="T182"> regarding their classifying weight towards predicting the </text:span><text:span text:style-name="T190">target variable. The target variable </text:span><text:span text:style-name="T197">the </text:span><text:span text:style-name="T215">five </text:span><text:span text:style-name="T191">classes </text:span><text:span text:style-name="T215">mentioned previously</text:span><text:span text:style-name="T191"> of the dementia diagnosis </text:span><text:span text:style-name="T215">as well as the ‘Control’ group. </text:span><text:span text:style-name="T193">The five diagnoses labels are</text:span><text:span text:style-name="T192"> </text:span><text:span text:style-name="T191">‘MCI’ </text:span><text:span text:style-name="T196">(</text:span><text:span text:style-name="T191">Mild Cognitive Impairment</text:span><text:span text:style-name="T196">)</text:span><text:span text:style-name="T191">, ‘</text:span><text:span text:style-name="T194">Memory’, <text:s/>‘</text:span><text:span text:style-name="T191">Possible AD’, ‘</text:span><text:span text:style-name="T192">P</text:span><text:span text:style-name="T191">robable AD’, ‘Vascular’ </text:span><text:span text:style-name="T194">(Vascular </text:span><text:span text:style-name="T196">Dementia</text:span><text:span text:style-name="T193">), where these approximately </text:span><text:span text:style-name="T195">in order of </text:span><text:span text:style-name="T193">severity respectively.</text:span></text:p>
      <text:p text:style-name="P77"><text:tab/></text:p>
      <text:p text:style-name="P90"><text:span text:style-name="T198"><text:tab/>Us</text:span><text:span text:style-name="T199">ing</text:span><text:span text:style-name="T198"> machine learning feature selection methods </text:span><text:span text:style-name="T200">and the same data from DementiaBank</text:span><text:span text:style-name="T198">, </text:span><text:span text:style-name="T185">Fraser et al. [</text:span><text:span text:style-name="T18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5">] have found the </text:span><text:span text:style-name="T199">optimal</text:span><text:span text:style-name="T198"> number (35) and strongest predicting features that </text:span><text:span text:style-name="T199">are</text:span><text:span text:style-name="T198"> </text:span><text:span text:style-name="T185">linguistic, information content based (non-interactional), that best classify </text:span><text:span text:style-name="T186">AD.</text:span><text:span text:style-name="T201"> In order to carry out this analysis, a bas</text:span><text:span text:style-name="T216">e</text:span><text:span text:style-name="T201">line accuracy score was needed to evaluate the effects of the new feature combinations on classifying the different types of AD. It was decided </text:span><text:span text:style-name="T216">this paper </text:span><text:span text:style-name="T201">would be used as this baseline. This is due to it’s significant exploration into the what features, </text:span><text:span text:style-name="T217">the optimal number of features </text:span><text:span text:style-name="T201">and </text:span><text:span text:style-name="T217">what</text:span><text:span text:style-name="T201"> combination of features best classify the </text:span><text:span text:style-name="T217">different severities of AD.</text:span><text:span text:style-name="T201"> The study investigates a large number (370) of features </text:span><text:span text:style-name="T216">where m</text:span><text:span text:style-name="T201">achine learning and feature selection methods. The maximum highest accuracy score </text:span><text:span text:style-name="T221">(81%) </text:span><text:span text:style-name="T201">for their model (logistic regression) was </text:span><text:span text:style-name="T218">received</text:span><text:span text:style-name="T201"> when 35 features were inputted </text:span><text:span text:style-name="T233">(see appendix for feature list)</text:span><text:span text:style-name="T201">. This was followed up with an exploratory factor analysis. This analysis was carried out on the top 50 </text:span><text:span text:style-name="T222">of the 370 </text:span><text:span text:style-name="T201">features. This number </text:span><text:span text:style-name="T219">of variables were</text:span><text:span text:style-name="T201"> chosen because </text:span><text:span text:style-name="T230">it was found that there</text:span><text:span text:style-name="T201"> was not much change in the classifiers accuracy score </text:span><text:span text:style-name="T220">until</text:span><text:span text:style-name="T201">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8"><text:tab/></text:p>
      <text:p text:style-name="P91"><text:span text:style-name="T201"><text:tab/>For this project, it was decided to re-build the features from the semantic, syntactic and information impairment factors (in other words, ignoring the acoustic factor) </text:span><text:span text:style-name="T224">from </text:span><text:span text:style-name="T185">Fraser et al. [</text:span><text:span text:style-name="T18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5">] </text:span><text:span text:style-name="T201">and use them to define the Non-Interactional Features (Non-IF’s</text:span><text:span text:style-name="T224">). A total of 29 Non-IF’s were encoded. Details on each feature and the reasoning behind </text:span><text:span text:style-name="T226">the </text:span><text:span text:style-name="T224">algorithm </text:span><text:span text:style-name="T226">used to encode </text:span><text:span text:style-name="T227">each </text:span><text:soft-page-break/><text:span text:style-name="T228">one</text:span><text:span text:style-name="T224"> can be foun</text:span><text:span text:style-name="T225">d in the following section</text:span><text:span text:style-name="T223">. A</text:span><text:span text:style-name="T201"> number of classifiers </text:span><text:span text:style-name="T229">trained on the DementiaBank data using</text:span><text:span text:style-name="T201"> the above Non-IF’s </text:span><text:span text:style-name="T229">as variables and the</text:span><text:span text:style-name="T201">, including Decision Tree, Logistic </text:span><text:span text:style-name="T223">Regression</text:span><text:span text:style-name="T201">, K-Nearest Neighbour and Naive Bayes. Different labellings of the target variable were also used. For example, one cut of the data counted any non-AD targets as ‘Other’.</text:span></text:p>
      <text:p text:style-name="P79"/>
      <text:p text:style-name="P92"><text:span text:style-name="T201"><text:tab/></text:span><text:span text:style-name="T185">This project encoded the</text:span><text:span text:style-name="T198">se</text:span><text:span text:style-name="T185"> non-interactional features </text:span><text:span text:style-name="T231">and trained and tested a classifier to replicate that of Fraser et al.</text:span><text:span text:style-name="T202"> [</text:span><text:span text:style-name="T2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2">]. This outputted </text:span><text:span text:style-name="T203">a </text:span><text:span text:style-name="T202">similar classifier accuracy score to that of Fraser et al. [</text:span><text:span text:style-name="T2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2">] </text:span><text:span text:style-name="T204">and so allowing this</text:span><text:span text:style-name="T202"> score </text:span><text:span text:style-name="T203">to be used as an evaluation baseline to compare how the classifier performs when </text:span><text:span text:style-name="T205">other</text:span><text:span text:style-name="T203"> features were </text:span><text:span text:style-name="T205">inputted</text:span><text:span text:style-name="T203">. </text:span></text:p>
      <text:p text:style-name="P80"/>
      <text:p text:style-name="P92"><text:span text:style-name="T203"><text:tab/></text:span><text:span text:style-name="T198">I</text:span><text:span text:style-name="T202">nteraction</text:span><text:span text:style-name="T206">al</text:span><text:span text:style-name="T202"> features</text:span><text:span text:style-name="T206"> </text:span><text:span text:style-name="T207">that are known symptoms of </text:span><text:span text:style-name="T186">AD </text:span><text:span text:style-name="T208">and dementia</text:span><text:span text:style-name="T186"> </text:span><text:span text:style-name="T208">[</text:span><text:span text:style-name="T20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8">]</text:span><text:span text:style-name="T188"> </text:span><text:span text:style-name="T204">and are </text:span><text:span text:style-name="T207">used in </text:span><text:span text:style-name="T202">Svennevig </text:span><text:span text:style-name="T207">and Lind [</text:span><text:span text:style-name="T207"><text:bibliography-mark text:identifier="Svennevig and Lind 2016" text:bibliography-type="article" text:author="Svennevig, J. and Lind, M." text:title="Dementia, interaction, and bilingualism: An exploratory case study." text:year="2016">4</text:bibliography-mark></text:span><text:span text:style-name="T207">]</text:span><text:span text:style-name="T188">, </text:span><text:span text:style-name="T206">such as turn-taking, </text:span><text:span text:style-name="T209">filler term frequency and trailing-off mid sentence</text:span><text:span text:style-name="T188">, </text:span><text:span text:style-name="T207">were </text:span><text:span text:style-name="T210">then </text:span><text:span text:style-name="T202">encoded</text:span><text:span text:style-name="T207">. </text:span><text:span text:style-name="T231">On top of encoding interaction features based on </text:span><text:span text:style-name="T202">Svennevig </text:span><text:span text:style-name="T207">and Lind [</text:span><text:span text:style-name="T207"><text:bibliography-mark text:identifier="Svennevig and Lind 2016" text:bibliography-type="article" text:author="Svennevig, J. and Lind, M." text:title="Dementia, interaction, and bilingualism: An exploratory case study." text:year="2016">4</text:bibliography-mark></text:span><text:span text:style-name="T207">], </text:span><text:span text:style-name="T231">other</text:span><text:span text:style-name="T207"> IF’s were chosen in a more </text:span><text:span text:style-name="T231">trial and error</text:span><text:span text:style-name="T207"> manner since very little computational analysis has been carried out on </text:span><text:span text:style-name="T231">these type of features</text:span><text:span text:style-name="T207"> </text:span><text:span text:style-name="T231">to date</text:span><text:span text:style-name="T207">.</text:span><text:span text:style-name="T234"> </text:span><text:span text:style-name="T235">For example, </text:span></text:p>
      <text:p text:style-name="P81"/>
      <text:p text:style-name="P89"><text:span text:style-name="T207"><text:tab/></text:span><text:span text:style-name="T204">The two groupings of features (non-interactional and interactional) were then compared </text:span><text:span text:style-name="T205">by first,</text:span><text:span text:style-name="T211"> rank</text:span><text:span text:style-name="T205">ing the</text:span><text:span text:style-name="T211"> features based on classifying weight </text:span><text:span text:style-name="T212">and secondly, running the top predicting features from this set through the classifier built earlier and comparing the change in accuracy</text:span><text:span text:style-name="T211">. C</text:span><text:span text:style-name="T213">orrelation analysis was carried out on the interactional features as a sense check and to investigate </text:span><text:span text:style-name="T214">the</text:span><text:span text:style-name="T213"> direction </text:span><text:span text:style-name="T214">in which </text:span><text:span text:style-name="T213">each variable correlates with the diagnosis.</text:span><text:span text:style-name="T311"> </text:span></text:p>
      <text:p text:style-name="P34"/>
      <text:p text:style-name="P51">Implementation</text:p>
      <text:p text:style-name="P51"/>
      <text:p text:style-name="P67"><text:span text:style-name="T297">TalkBank Manual: </text:span><text:span text:style-name="T296">CHAT </text:span><text:span text:style-name="T298">&amp; </text:span><text:span text:style-name="T296">CLAN</text:span></text:p>
      <text:p text:style-name="P66"><text:span text:style-name="T368"><text:tab/>The first step of implementation was to investigate the </text:span><text:span text:style-name="T373">TalkBank</text:span><text:span text:style-name="T368"> transcripts and have an understanding of what the</text:span><text:span text:style-name="T372"> </text:span><text:span text:style-name="T368">data represent</text:span><text:span text:style-name="T370">. </text:span><text:span text:style-name="T372">In</text:span><text:span text:style-name="T369"> order to </text:span><text:span text:style-name="T372">this, </text:span><text:span text:style-name="T369">an understanding of the TalkBank manual was required. There are three parts to the overall TalkBank manual. Part 1 describes the CHAT transcription system, </text:span><text:span text:style-name="T371">p</text:span><text:span text:style-name="T369">art 2 describes the CLAN (Computerized Language Analysis</text:span><text:span text:style-name="T373">) </text:span><text:span text:style-name="T369">analysis programs </text:span><text:span text:style-name="T371">and p</text:span><text:span text:style-name="T369">art 3 describes the segments of the CLAN program that perform automatic morphosyntactic analysis.</text:span></text:p>
      <text:p text:style-name="P53"/>
      <text:p text:style-name="P50">Python</text:p>
      <text:p text:style-name="P33"><text:tab/>Python <text:span text:style-name="T367">(</text:span>3<text:span text:style-name="T367">) programming language</text:span> was used to encode the variables. <text:span text:style-name="T367">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2">PreProcessing</text:p>
      <text:p text:style-name="P54"><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5">d</text:span> their features, they only kept the word level transcription and the utterance segmentation. In other words, they discarded the morphological analysis, disfluency annotations, and other associated information <text:span text:style-name="T375">that TalkBank had annotated</text:span>. Where as, <text:span text:style-name="T374">variables created to represent the IF’s needed these annotations as they represent interactional phenomena, <text:s/>both of the participant and between the participant and the invigilator. </text:span></text:p>
      <text:p text:style-name="P55"><text:tab/>For the Non-IF extraction, <text:span text:style-name="T376">even after removing</text:span> there <text:span text:style-name="T376">CHAT morphological annotations, there </text:span>were a <text:span text:style-name="T376">still a number </text:span>of unneeded symbols within the tokens of the transcript. <text:span text:style-name="T376">Since</text:span> <text:span text:style-name="T377">the</text:span> words <text:span text:style-name="T377">only </text:span><text:s/>were needed for the analysis, <text:span text:style-name="T376">these</text:span> <text:span text:style-name="T376">unwanted symbols</text:span> <text:span text:style-name="T378">and digits </text:span>were removed using regular expression. The tokens were lemmatized and passed through the <text:span text:style-name="T376">Stanford Tagger and Stanford Parser (versions stated in earlier ‘Method’ section).</text:span></text:p>
      <text:p text:style-name="P41"/>
      <text:p text:style-name="P51">Feature Extraction</text:p>
      <text:p text:style-name="P51"/>
      <text:p text:style-name="P34"><text:span text:style-name="T158">N</text:span><text:span text:style-name="T164">on-Interactional Features</text:span></text:p>
      <text:p text:style-name="P57"><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7"><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g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9"><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2"/>
      <text:p text:style-name="P56"><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3"/>
      <text:p text:style-name="P58"><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0">Frequency of verbs / total tokens in transcript <text:s/>– float between 0 and 1.</text:span></text:p>
      <text:p text:style-name="P7"/>
      <text:p text:style-name="P7">Nouns:<text:span text:style-name="T381"> <text:s/>Frequency of nouns / total tokens in transcript <text:s/>– float between 0 and 1.</text:span></text:p>
      <text:p text:style-name="P10"/>
      <text:p text:style-name="P10">Word length: <text:span text:style-name="T382">Script letter count / script word count. Ie. The average word length per script was used to encode this variable. - integer or float.</text:span></text:p>
      <text:p text:style-name="P10"/>
      <text:p text:style-name="P22">NP -&gt; DT NN:<text:span text:style-name="T384">XXXXXXX</text:span></text:p>
      <text:p text:style-name="P21"/>
      <text:p text:style-name="P12">Honore’s statistic: <text:span text:style-name="T383">Honore’s Statistic attempts a deeper analysis by accounting for words that are only used once, indicating a higher lexical richness therefore a negative Honore’s Statistic suggests low lexical diversity, a known symptom of aphasia and AD. [</text:span><text:span text:style-name="T383"><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3">]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5">(integer)</text:span>.</text:p>
      <text:p text:style-name="P9"/>
      <text:p text:style-name="P31"><text:span text:style-name="T232">Inflected verbs: Inflection is</text:span><text:span text:style-name="T236"> the name for the extra letter or letters added to nouns, verbs and adjectives in their different grammatical forms. </text:span><text:span text:style-name="T237">V</text:span><text:span text:style-name="T236">erbs are inflected in the various tenses (-ing,-</text:span><text:soft-page-break/><text:span text:style-name="T236">s, and-ed) </text:span><text:span text:style-name="T237">[</text:span><text:span text:style-name="T237"><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7">]. </text:span><text:span text:style-name="T238">Therefore, to encode this feature, </text:span><text:span text:style-name="T240">the different </text:span><text:span text:style-name="T238">verb </text:span><text:span text:style-name="T240">inflections</text:span><text:span text:style-name="T238"> were </text:span><text:span text:style-name="T240">counted</text:span><text:span text:style-name="T239">. A feature for each inflected verb </text:span><text:span text:style-name="T240">frequency was created</text:span><text:span text:style-name="T239">. </text:span><text:span text:style-name="T241">The five encoded verb </text:span><text:span text:style-name="T242">inflection variables</text:span><text:span text:style-name="T241"> were p</text:span><text:span text:style-name="T239">ast tense, gerund (a verb form which functions as a noun), present participle, non-3rd person singular present, 3rd person singular present. As expected there were was a lot of </text:span><text:span text:style-name="T240">correlation</text:span><text:span text:style-name="T239"> between these features so some are removed </text:span><text:span text:style-name="T241">during the feature selection process. </text:span><text:span text:style-name="T243">These were normalised by the total tokens in the script.</text:span></text:p>
      <text:p text:style-name="P31"/>
      <text:p text:style-name="P29"><text:span text:style-name="T340">Average cosine distance: </text:span><text:span text:style-name="T341">This was used to measure participants repetitiveness. Fraser at al. [</text:span><text:span text:style-name="T3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1">] measured the cosine distance between each pair of utterances. To encode this variable for this project, each utterance was represented as a term-document vector. TfidfVectorizer, a function that </text:span><text:span text:style-name="T342">c</text:span><text:span text:style-name="T343">onvert</text:span><text:span text:style-name="T344">s</text:span><text:span text:style-name="T343"> a collection of raw documents </text:span><text:span text:style-name="T344">(in this case utterance) </text:span><text:span text:style-name="T347">was used</text:span><text:span text:style-name="T344"> </text:span><text:span text:style-name="T345">to vectorize the utterances. Once the vectorization and transformation was applied to the pair of utterances that the similarity score was being calculated on, <text:s/>a similarity matrix was produced. </text:span><text:span text:style-name="T346">This was a 2x2 </text:span><text:span text:style-name="T351">matrix</text:span><text:span text:style-name="T346"> since it was a one utterance being compared against another </text:span><text:span text:style-name="T350">utterance</text:span><text:span text:style-name="T346">, </text:span><text:span text:style-name="T347">where the entries of the matrix were the cosine similarity score. As t</text:span><text:span text:style-name="T346">he entries of diagonal were all equal to 1 </text:span><text:span text:style-name="T351">(cosine distance)</text:span><text:span text:style-name="T346">, </text:span><text:span text:style-name="T347">this was able to be used as a sense check</text:span><text:span text:style-name="T346"> </text:span><text:span text:style-name="T347">because</text:span><text:span text:style-name="T346"> when the utterance was being compared against it’s self and it obviously going to have </text:span><text:span text:style-name="T347">cosine</text:span><text:span text:style-name="T346"> similarity score of 1, </text:span><text:span text:style-name="T347">as both utterance vectors are </text:span><text:span text:style-name="T349">in</text:span><text:span text:style-name="T347"> the exact same direction</text:span><text:span text:style-name="T346"> </text:span><text:span text:style-name="T349">(a</text:span><text:span text:style-name="T348">ngle between them is 0). </text:span></text:p>
      <text:p text:style-name="P30"><text:span text:style-name="T348"><text:tab/></text:span><text:span text:style-name="T352">This process was carried out between every </text:span><text:span text:style-name="T355">participants </text:span><text:span text:style-name="T352">utterance and </text:span><text:span text:style-name="T355">their </text:span><text:span text:style-name="T352">utterance </text:span><text:span text:style-name="T356">prior to that one</text:span><text:span text:style-name="T352"> </text:span><text:span text:style-name="T353">(</text:span><text:span text:style-name="T352">with the exception </text:span><text:span text:style-name="T354">of </text:span><text:span text:style-name="T352">first utterance as this did not have an utterance before it</text:span><text:span text:style-name="T353">)</text:span><text:span text:style-name="T352"> </text:span><text:span text:style-name="T353">to find the cosine distance between each of them. </text:span><text:span text:style-name="T357">The sum of these cosine distances was </text:span><text:span text:style-name="T358">calculated.</text:span><text:span text:style-name="T357"> This value was divided by the total number of </text:span><text:span text:style-name="T358">participants</text:span><text:span text:style-name="T357">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6">t mentions that are not in dictionary. A list of words in the NLTK corpus was used as the dictionary for the creation of this variable.</text:span></text:p>
      <text:p text:style-name="P11"/>
      <text:p text:style-name="P24">ROOT -&gt; FRAG:<text:span text:style-name="T388">XXXXXXX</text:span></text:p>
      <text:p text:style-name="P26"/>
      <text:p text:style-name="P15">Verbs: <text:span text:style-name="T387">Absolute f</text:span>requency of verbs <text:span text:style-name="T387">(</text:span>base tense)</text:p>
      <text:p text:style-name="P11"/>
      <text:p text:style-name="P16">Verb <text:span text:style-name="T387">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88">XXXXXXX</text:span></text:p>
      <text:p text:style-name="P17"/>
      <text:p text:style-name="P25">VP -&gt; VBG<text:span text:style-name="T388">XXXXXXX</text:span></text:p>
      <text:p text:style-name="P17"/>
      <text:p text:style-name="P17"/>
      <text:p text:style-name="P18">Information content impairment <text:span text:style-name="T389">(represents a participants uninformative picture description and failure to mention key concepts)</text:span>:</text:p>
      <text:p text:style-name="P20"/>
      <text:p text:style-name="P20"><text:tab/>There were <text:span text:style-name="T390">three</text:span> types of features for this factor, keywords, information units <text:span text:style-name="T390">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9">For the purpose of this study, the definition of interactional features represent non-linguistic interactions carried out between the participant and the examiner as well as those of the participant and the examiner separately.</text:p>
      <text:p text:style-name="P98">The variables that were chosen to represent the<text:span text:style-name="T391">se</text:span> features were chosen in a more <text:span text:style-name="T391">exploratory approach</text:span> <text:span text:style-name="T394">to</text:span> the non-interactional features. There were a number of papers used to <text:span text:style-name="T392">determine</text:span> <text:span text:style-name="T392">a</text:span> “base” variable and then a more experimental <text:span text:style-name="T394">and subjective </text:span>approach was taken to encode different aspects of this base variable. For example, <text:span text:style-name="T393">since 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text:span></text:p>
      <text:p text:style-name="P101"/>
      <text:p text:style-name="P10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6">Feature</text:p>
          </table:table-cell>
          <table:table-cell table:style-name="Table1.A1" office:value-type="string">
            <text:p text:style-name="P142">Definition</text:p>
          </table:table-cell>
          <table:table-cell table:style-name="Table1.A1" office:value-type="string">
            <text:p text:style-name="P141">Hypothesis</text:p>
          </table:table-cell>
          <table:table-cell table:style-name="Table1.D1" office:value-type="string">
            <text:p text:style-name="P141">Source</text:p>
          </table:table-cell>
        </table:table-row>
        <table:table-row>
          <table:table-cell table:style-name="Table1.A2" office:value-type="string">
            <text:p text:style-name="P111">Interruption_Q', </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1">'Interruption_SI'</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1">LocToFilRatio§</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1">avgAnsWordLen</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2">BackChannelmhm</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2">blockCStutt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2">brokenWordStutt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3">dunnoCount</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4">fillerCountPA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5">fillerCountPAR2</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6">incompleteWordsRatio</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ext:soft-page-break/>
        <table:table-row>
          <table:table-cell table:style-name="Table1.A2" office:value-type="string">
            <text:p text:style-name="P117">laughs</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8">longPaus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19">medPaus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0">multWholeWordRepetitionTypDys</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1">omitted</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2">pauseLength</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3">phonologicalFragmentStutt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4">phraseRepTypDys</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5">postFillerPOS_Adjectiv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6">postFillerPOS_Adverb</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7">postFillerPOS_Noun</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8">postFillerPOS_Oth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8">postFillerPOS_<text:span text:style-name="T395">Verb</text:span></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29">prolongationStutt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0">quesCountINV</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1">quesCountPA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2">'reptitionIterStutter'</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2">'revisionCountsOnc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2">'shortPaus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2">'sighs'</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2">'sim_array_post_fil'</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3">'trailingOff'</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3">'turnCountRatio'</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3">'unintelligible'</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row>
          <table:table-cell table:style-name="Table1.A2" office:value-type="string">
            <text:p text:style-name="P133">'wholeWordRepetitionTypDys'</text:p>
          </table:table-cell>
          <table:table-cell table:style-name="Table1.A2" office:value-type="string">
            <text:p text:style-name="P140"/>
          </table:table-cell>
          <table:table-cell table:style-name="Table1.A2" office:value-type="string">
            <text:p text:style-name="P140"/>
          </table:table-cell>
          <table:table-cell table:style-name="Table1.D2" office:value-type="string">
            <text:p text:style-name="P140"/>
          </table:table-cell>
        </table:table-row>
      </table:table>
      <text:p text:style-name="P100"/>
      <text:p text:style-name="P101"/>
      <text:p text:style-name="P101"/>
      <text:p text:style-name="P72"><text:span text:style-name="T167">Y</text:span><text:span text:style-name="T157">ou are here! - Need to: Justify why you’re encoded the IF’s that you did.</text:span></text:p>
      <text:p text:style-name="P72"><text:span text:style-name="T168"><text:tab/>- Norway paper looks at what solution paths that patient uses to solve </text:span><text:span text:style-name="T171">a</text:span><text:span text:style-name="T168">nomia</text:span></text:p>
      <text:p text:style-name="P73"><text:span text:style-name="T157">- TurnTaking – Describes the type of </text:span><text:span text:style-name="T170">conversation</text:span><text:span text:style-name="T157"> – back and forth, one way etc –</text:span><text:span text:style-name="T169"> is there any papers that associate CONVERSATION TYPE with AD/Dementia or anything to do with memory/language impairment?</text:span></text:p>
      <text:p text:style-name="P107"/>
      <text:p text:style-name="P69"><text:span text:style-name="T172"><text:tab/><text:tab/></text:span><text:span text:style-name="T173">Theory: Examiners talk more - </text:span><text:span text:style-name="T276">Cognitive impairment further complicates the power dynamic </text:span><text:span text:style-name="T277">(who control the conversation/talks more) therefore, participants talk less. Issues: Is this applicable on Cookie test?</text:span></text:p>
      <text:p text:style-name="P134"/>
      <text:p text:style-name="P134">AD patients exhibited reduced use of content words and empty speech,</text:p>
      <text:p text:style-name="P135"/>
      <text:p text:style-name="P108"><text:soft-page-break/><text:tab/>- Backchannels – Does the examiner need to encourage them? Confirm that they are <text:tab/>listening etc. </text:p>
      <text:p text:style-name="P109"><text:tab/><text:tab/><text:tab/><text:tab/></text:p>
      <text:p text:style-name="P109"/>
      <text:p text:style-name="P70"><text:span text:style-name="T174">Paper: </text:span><text:span text:style-name="T284">An analysis of communication in conversation in patients with dementia </text:span><text:span text:style-name="T285">----- affective expressivity aka laugher </text:span><text:span text:style-name="T286">Looks at NVC (non verbal communication) (understanding gestures, affective expressivity, producing gestures, pragmatics and feedback).</text:span></text:p>
      <text:p text:style-name="P110"/>
      <text:p text:style-name="P109"/>
      <text:p text:style-name="P71"><text:span text:style-name="T175">- Go through IF’s encoded, and talk through why encoded them the way you did </text:span><text:span text:style-name="T176">(similar to Non-IF’s)</text:span><text:span text:style-name="T175">.</text:span></text:p>
      <text:p text:style-name="P34"/>
      <text:p text:style-name="P43">­</text:p>
      <text:p text:style-name="P34">Evaluation methods: (6 pages) - <text:span text:style-name="T293">Split into eval methods &amp; results</text:span></text:p>
      <text:p text:style-name="P51"/>
      <text:p text:style-name="P34">Analysis of Features</text:p>
      <text:p text:style-name="P34"/>
      <text:p text:style-name="P34">Exploration of Feature Correlation</text:p>
      <text:p text:style-name="P34"/>
      <text:p text:style-name="P34">How well they correlate with each other</text:p>
      <text:p text:style-name="P34">How well kbest counts them as a stong predictor </text:p>
      <text:p text:style-name="P34">How well they corrlate with dx</text:p>
      <text:p text:style-name="P34"/>
      <text:p text:style-name="P34">Features Selection (Selecting Top NIF &amp; IF)</text:p>
      <text:p text:style-name="P34"/>
      <text:p text:style-name="P34">Top NIF</text:p>
      <text:p text:style-name="P34"/>
      <text:p text:style-name="P34">Selected top using kbest (k = removed variables that correlated with each other as wanted to keep it as similar to Fraser as possible)</text:p>
      <text:p text:style-name="P34"/>
      <text:p text:style-name="P34">Top IF</text:p>
      <text:p text:style-name="P34"/>
      <text:p text:style-name="P34">Selected top using kbest (k=count of variables that had a score &gt; mean(score)</text:p>
      <text:p text:style-name="P34"/>
      <text:p text:style-name="P34">Model build</text:p>
      <text:p text:style-name="P34">Trained on, tested on</text:p>
      <text:p text:style-name="P34">Unbalanced data  - discuss CV </text:p>
      <text:list xml:id="list5959702734627466323" text:style-name="L1">
        <text:list-item>
          <text:p text:style-name="P137">different labelings of target</text:p>
        </text:list-item>
        <text:list-item>
          <text:p text:style-name="P137">Regularizer used</text:p>
        </text:list-item>
      </text:list>
      <text:p text:style-name="P34"/>
      <text:p text:style-name="P34">Investigated DT, LR, KNN, NB models</text:p>
      <text:p text:style-name="P34">Model evaluation</text:p>
      <text:p text:style-name="P34"/>
      <text:p text:style-name="P34">Fraser LR as a baseline (expected similar accuracy scores when used on similar features)</text:p>
      <text:p text:style-name="P34">Discussion:</text:p>
      <text:p text:style-name="P34">- which CLF’s perform better</text:p>
      <text:p text:style-name="P34">- Why certain labeling of the data performed better on certain CLF’s (P/R/F1 used)</text:p>
      <text:p text:style-name="P34">Feature performance in Model</text:p>
      <text:p text:style-name="P34"/>
      <text:p text:style-name="P34">How you came to build result table:</text:p>
      <text:p text:style-name="P34">Took top NIF features</text:p>
      <text:p text:style-name="P34">Selected top using kbest (k = removed variables that correlated with each other as wanted to keep it as similar to Fraser as possible) &amp; Correlation charts</text:p>
      <text:p text:style-name="P34">Evaluated P/R/F1</text:p>
      <text:p text:style-name="P34">Took top IF features</text:p>
      <text:p text:style-name="P34">Selected top using kbest</text:p>
      <text:p text:style-name="P34">Evaluated P/R/F1</text:p>
      <text:p text:style-name="P34"><text:soft-page-break/>Merged 2 Tops and reran to find if any IF features performed better than any NIF</text:p>
      <text:p text:style-name="P34"/>
      <text:p text:style-name="P34"><text:span text:style-name="T6">Hypothesis (see email): </text:span><text:span text:style-name="T45">My reasoning is, that if the new top 22 include any IF, then that means a Non-IF has been "bumped" from the k-best selection. (½ page)</text:span></text:p>
      <text:p text:style-name="P34"/>
      <text:p text:style-name="P34"><text:span text:style-name="T158">Discussion/Conclusion </text:span><text:span text:style-name="T3"> </text:span><text:span text:style-name="T166">(½ page)</text:span></text:p>
      <text:p text:style-name="P34">The final 22 features resulted in being made up of 40% IF (Count: 9) and 60% Non-IF (Count: 13) so one can argue that IF's can be used to improve the classification of the diagnosis. </text:p>
      <text:p text:style-name="P34"/>
      <text:p text:style-name="P34">Critical Analysis (2 pages)</text:p>
      <text:p text:style-name="P34">Talk through results table</text:p>
      <text:p text:style-name="P34">Talk through why some features improve the classifier more than others.</text:p>
      <text:p text:style-name="P34"/>
      <text:p text:style-name="P34">Honest appraisal (2 pages)</text:p>
      <text:p text:style-name="P34">Why LR worked so well.</text:p>
      <text:p text:style-name="P34">Think it’s a poor predictive model but when just investigating IF vs NIF it works well.</text:p>
      <text:p text:style-name="P34">My NIF’s probably not as robust as Fraser</text:p>
      <text:p text:style-name="P34"/>
      <text:p text:style-name="P34"><text:span text:style-name="T158">Further work </text:span><text:span text:style-name="T6">(Prepare before viva - Big question! )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4"/>
      <text:p text:style-name="P45">Sentiment analysis </text:p>
      <text:p text:style-name="P45"/>
      <text:p text:style-name="P34">References/Bibliography</text:p>
      <text:p text:style-name="P34"/>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Show ability to respond to related questions.</text:p>
      <text:p text:style-name="P34"/>
      <text:p text:style-name="P34">Bring laptop as back up - slides ready to go</text:p>
      <text:p text:style-name="P34"><text:soft-page-brea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9">1: Becker, J. T., Boller, F., Lopez, O. L., Saxton, J., &amp; McGonigle, K. L., The natural history of Alzheimer's disease: description of study cohort and accuracy of diagnosis., 1994, http://dementia.talkbank.org/</text:p>
          <text:p text:style-name="P139">2: Fraser, K.C., Meltzer, J.A. and Rudzicz, F., Linguistic features identify Alzheimer’s disease in narrative speech., 2016</text:p>
          <text:p text:style-name="P139">3: Alzheimer's Society, Alzheimer's Society - What's is Dementia?, 2017, https://www.alzheimers.org.uk/info/20007/types_of_dementia/1/what_is_dementia</text:p>
          <text:p text:style-name="P139">4: Svennevig, J. and Lind, M., Dementia, interaction, and bilingualism: An exploratory case study., 2016</text:p>
          <text:p text:style-name="P139">5: Alzheimer's Society, Facts for the media - Alzheimer's Society., 2017</text:p>
          <text:p text:style-name="P139">6: Croisile, B., Ska, B., Brabant, M.J., Duchene, A., Lepage, Y., Aimard, G. and Trillet, M., Comparative study of oral and written picture description in patients with Alzheimer's disease., 1996</text:p>
          <text:p text:style-name="P139">7: Guinn, C.I. and Habash, A., Language Analysis of Speakers with Dementia of the Alzheimer's Type., 2012</text:p>
          <text:p text:style-name="P139">8: Bucks, R.S., Singh, S., Cuerden, J.M. and Wilcock, G.K., <text:s/>Analysis of spontaneous, conversational speech in dementia of Alzheimer type: Evaluation of an objective technique for analysing lexical performance., 2000</text:p>
          <text:p text:style-name="P139">9: Alzheimer's Society, Alzheimer's Society - Behaviour Changes, 2017, https://www.alzheimers.org.uk/info/20064/symptoms/87/behaviour_changes</text:p>
          <text:p text:style-name="P139">10: Carozza, L.S. ed., Communication and Aging: Creative Approaches to Improving the Quality of Life., 2015</text:p>
          <text:p text:style-name="P139">11: Giles, E., Patterson, K. and Hodges, J.R., Performance on the Boston Cookie Theft picture description task in patients with early dementia of the Alzheimer's type: missing information., 1996</text:p>
          <text:p text:style-name="P139">12: Bird, H., Ralph, M.A.L., Patterson, K. and Hodges, J.R., The rise and fall of frequency and imageability: Noun and verb production in semantic dementia., 2000</text:p>
          <text:p text:style-name="P139">13: MacWhinney, B., The TalkBank Project., 2007</text:p>
          <text:p text:style-name="P139">14: Becker JT, Boiler F, Lopez OL, Saxton J, McGonigle KL, The natural history of Alzheimer’s disease: Descrip- tion of study cohort and accuracy of diagnosis., 1994</text:p>
          <text:p text:style-name="P139">15: Goodglass H, Kaplan E, The Boston Diagnostic Apha- sia Examination., 1983</text:p>
          <text:p text:style-name="P139">16: Mayo Foundation for Medical Education and Research (MFMER), Mild Cognitive Impairment (MCI), 2016, http://www.mayoclinic.org/diseases-conditions/mild-cognitive-impairment/home/ovc-20206082</text:p>
          <text:p text:style-name="P139">17: Alzheimer's Society, Vascular Dementia, 2017, http://www.alzheimersresearchuk.org/about-dementia/types-of-dementia/vascular-dementia/about/</text:p>
          <text:p text:style-name="P139">18: MacWhinney, B., The CHILDES Project: Tools for analyzing talk, 3rd edition., 2000</text:p>
          <text:p text:style-name="P139">19: Fergadiotis, G. and Wright, H.H., , Lexical diversity for adults with and without aphasia across discourse elicitation tasks., 2011</text:p>
          <text:p text:style-name="P139">20: Bloom, L., Lifter, K. and Hafitz, J., Semantics of verbs and the development of verb inflection in child language., 1980</text:p>
        </text:index-body>
      </text:bibliography>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6:08:16.293243000</dc:date>
    <meta:editing-duration>PT21H28M20S</meta:editing-duration>
    <meta:editing-cycles>490</meta:editing-cycles>
    <meta:generator>LibreOffice_Vanilla/5.2.3.5$MacOSX_X86_64 LibreOffice_project/83adc9c35c74e0badc710d981405858b1179a327</meta:generator>
    <meta:document-statistic meta:table-count="1" meta:image-count="0" meta:object-count="0" meta:page-count="15" meta:paragraph-count="242" meta:word-count="6975" meta:character-count="45714" meta:non-whitespace-character-count="38859"/>
  </office:meta>
</office:document-meta>
</file>